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8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font-name="Arial" fo:font-size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4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" fo:font-size="10pt" style:font-name-asian="Lucida Sans Unicod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GateI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Technic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3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2"/>
          <table:table-cell table:style-name="ce78" table:number-columns-repeated="2"/>
          <table:table-cell table:style-name="ce113" table:number-columns-repeated="220"/>
          <table:table-cell table:style-name="ce92" table:number-columns-repeated="18"/>
          <table:table-cell table:number-columns-repeated="9"/>
        </table:table-row>
        <table:table-row table:style-name="ro13">
          <table:table-cell/>
          <table:table-cell table:style-name="ce78" table:number-columns-repeated="4"/>
          <table:table-cell/>
          <table:table-cell table:style-name="ce92"/>
          <table:table-cell table:style-name="ce78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91"/>
          <table:covered-table-cell table:style-name="ce85"/>
          <table:table-cell/>
          <table:table-cell table:style-name="ce92"/>
          <table:table-cell table:style-name="ce106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Total Main Cases:</text:p>
          </table:table-cell>
          <table:table-cell table:style-name="ce8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2"/>
          <table:table-cell/>
          <table:table-cell table:style-name="ce92"/>
          <table:table-cell table:style-name="ce106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3">
          <table:table-cell table:style-name="ce72"/>
          <table:table-cell table:style-name="ce80"/>
          <table:table-cell table:style-name="ce72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72" table:number-columns-repeated="232"/>
          <table:table-cell table:number-columns-repeated="9"/>
        </table:table-row>
        <table:table-row table:style-name="ro14">
          <table:table-cell table:style-name="ce73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97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 table:number-columns-repeated="9"/>
          <table:table-cell table:style-name="ce124" table:number-columns-repeated="211"/>
          <table:table-cell table:style-name="ce92" table:number-columns-repeated="17"/>
          <table:table-cell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6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8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8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8" office:value-type="string">
            <text:p>High</text:p>
          </table:table-cell>
          <table:table-cell table:style-name="ce116" table:number-columns-repeated="2"/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6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2: Sign in by admin</text:p>
          </table:table-cell>
          <table:table-cell table:style-name="ce98" office:value-type="string">
            <text:p>- Input valid User name &amp; Password of an admin</text:p>
            <text:p>- Click <text:span text:style-name="T1">Sign In</text:span></text:p>
          </table:table-cell>
          <table:table-cell table:style-name="ce98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8" office:value-type="string">
            <text:p>High</text:p>
          </table:table-cell>
          <table:table-cell table:style-name="ce116" table:number-columns-repeated="2"/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5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3: Show register new account form</text:p>
          </table:table-cell>
          <table:table-cell table:style-name="ce100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100" office:value-type="string">
            <text:p>Show blank register account form, includes:</text:p>
            <text:p>- Account Setting</text:p>
            <text:p>- User Profile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5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4: Complete adding new account with valid values</text:p>
          </table:table-cell>
          <table:table-cell table:style-name="ce103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3" office:value-type="string">
            <text:p>Show message alerts <text:span text:style-name="T20">You have registered a new account. </text:span>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5: Add new group</text:p>
          </table:table-cell>
          <table:table-cell table:style-name="ce82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4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8" office:value-type="string">
            <text:p>High</text:p>
          </table:table-cell>
          <table:table-cell table:style-name="ce118" table:number-columns-repeated="247"/>
        </table:table-row>
        <table:table-row table:style-name="ro15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6: Add user into group</text:p>
          </table:table-cell>
          <table:table-cell table:style-name="ce104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4" office:value-type="string">
            <text:p>- Selected group's users list is displayed</text:p>
            <text:p>- User is added into group &amp; displayed in group's members list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7: Add new group navigation</text:p>
          </table:table-cell>
          <table:table-cell table:style-name="ce105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5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8: Add new page </text:p>
          </table:table-cell>
          <table:table-cell table:style-name="ce105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4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0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9: Add new node link to new page</text:p>
          </table:table-cell>
          <table:table-cell table:style-name="ce104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5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7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0: Delete new page by new user</text:p>
          </table:table-cell>
          <table:table-cell table:style-name="ce82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7" office:value-type="string">
            <text:p>- Show Navigation management form</text:p>
            <text:p><text:span text:style-name="T21">- Node is removed </text:span>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18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1: Delete user by admin</text:p>
          </table:table-cell>
          <table:table-cell table:style-name="ce82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4" office:value-type="string">
            <text:p>- Existing users list is displayed as default</text:p>
            <text:p>- This user is removed from system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1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2: Delete group</text:p>
          </table:table-cell>
          <table:table-cell table:style-name="ce104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8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8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5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8"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00" table:number-columns-repeated="2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102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1:16</dc:date>
    <meta:print-date>2008-06-17T00:45:47</meta:print-date>
    <dc:language>en-US</dc:language>
    <meta:editing-cycles>757</meta:editing-cycles>
    <meta:editing-duration>P12DT21H25M16S</meta:editing-duration>
    <meta:user-defined meta:name="Info 1"/>
    <meta:user-defined meta:name="Info 2"/>
    <meta:user-defined meta:name="Info 3"/>
    <meta:user-defined meta:name="Info 4"/>
    <meta:document-statistic meta:table-count="4" meta:cell-count="221" meta:object-count="1"/>
  </office:meta>
</office:document-meta>
</file>